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WebContext.getRequestSco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WebContext.g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WebContext.getPara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WebContext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WebContext.ServletWeb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WebContext.getParamValu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WebContext.getHea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WebContext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WebContext.getInitPara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WebContext.getApplicationSco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WebContext.getCook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WebContext.getSessionSco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WebContext.ServletWebContext( ServletContext context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WebContext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rvletWebContext.getHeaderValu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WebContext.initialize( ServletContext context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